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Normal" style:family="paragraph">
      <style:paragraph-properties fo:text-align="end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Normal" style:family="paragraph">
      <style:paragraph-properties fo:text-align="end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" style:parent-style-name="Normal" style:family="paragraph">
      <style:paragraph-properties fo:text-align="end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Opis</text:span></text:p>
      <text:p text:style-name="Normal"><text:span text:style-name="T3"><text:s text:c="18"/></text:span></text:p>
      <text:p text:style-name="P4"><text:span text:style-name="T5">Opisný postup sa naučiť máš,</text:span></text:p>
      <text:p text:style-name="P6"><text:span text:style-name="T7">a vďaka nám si ho ľahko zapamätáš.</text:span></text:p>
      <text:p text:style-name="P8"><text:span text:style-name="T9">HUPRAN sa v ňom vyskytol,</text:span></text:p>
      <text:p text:style-name="P10"><text:span text:style-name="T11">a referát vďaka nemu vznikol.</text:span></text:p>
      <text:p text:style-name="P12"><text:span text:style-name="T13">Životopis aj reportáž tiež,</text:span></text:p>
      <text:p text:style-name="P14"><text:span text:style-name="T15">vďaka opisu zvládnuť<text:s/></text:span><text:span text:style-name="T16">vieš.</text:span></text:p>
      <text:p text:style-name="P17"><text:span text:style-name="T18">Nezabudni však kompozíciu,</text:span></text:p>
      <text:p text:style-name="P19"><text:span text:style-name="T20">ale keď zabudneš, nezavoláme na políciu.</text:span></text:p>
      <text:p text:style-name="P21"><text:span text:style-name="T22">Úvod, jadro, záver skús,</text:span></text:p>
      <text:p text:style-name="P23"><text:span text:style-name="T24">je to miesto pre množstvo múz.</text:span></text:p>
      <text:p text:style-name="P25"><text:span text:style-name="T26">Opis základný slohový útvar je,</text:span></text:p>
      <text:p text:style-name="P27"><text:span text:style-name="T28">vďaka znakom predmet odlišuje.</text:span></text:p>
      <text:p text:style-name="P29"><text:span text:style-name="T30">Zachytáva v</text:span><text:span text:style-name="T31">lastnosti,</text:span></text:p>
      <text:p text:style-name="P32"><text:span text:style-name="T33">toto nie sú blbosti.</text:span></text:p>
      <text:p text:style-name="P34"/>
      <text:p text:style-name="P35"/>
      <text:p text:style-name="P36"><text:span text:style-name="T37">Pavla Drozdíková</text:span></text:p>
      <text:p text:style-name="P38"><text:span text:style-name="T39">Helena Iwaniecová, <text:s text:c="30"/></text:span></text:p>
      <text:p text:style-name="P40"><text:span text:style-name="T41"><text:s text:c="75"/>Sext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sk" style:country-asian="SK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 Kyselica</dc:creator>
    <meta:creation-date>2016-10-22T08:47:00Z</meta:creation-date>
    <dc:date>2016-10-22T08:49:00Z</dc:date>
    <meta:template xlink:href="Normal.dotm" xlink:type="simple"/>
    <meta:editing-cycles>2</meta:editing-cycles>
    <meta:editing-duration>PT120S</meta:editing-duration>
    <meta:document-statistic meta:page-count="1" meta:paragraph-count="1" meta:word-count="86" meta:character-count="578" meta:row-count="4" meta:non-whitespace-character-count="493"/>
  </office:meta>
</office:document-meta>
</file>